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7669in" svg:height="3.8063in" svg:x="15.3846in" svg:y="0.5858in">
            <draw:object draw:notify-on-update-of-ranges="Sheet1.L7:Sheet1.L10 Sheet1.M3:Sheet1.M6 Sheet1.I3:Sheet1.I3 Sheet1.L3:Sheet1.L6 Sheet1.M7:Sheet1.M10 Sheet1.I10:Sheet1.I10 Sheet1.L7:Sheet1.L10 Sheet1.M31:Sheet1.M34 Sheet1.I31:Sheet1.I31 Sheet1.L31:Sheet1.L34 Sheet1.M38:Sheet1.M41 Sheet1.I38:Sheet1.I38 Sheet1.L38:Sheet1.L41 Sheet1.M45:Sheet1.M48 Sheet1.I46:Sheet1.I46 Sheet1.L45:Sheet1.L48 Sheet1.M17:Sheet1.M20 Sheet1.I17:Sheet1.I17 Sheet1.L17:Sheet1.L20 Sheet1.M24:Sheet1.M27 Sheet1.I24:Sheet1.I24 Sheet1.L24:Sheet1.L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draw:notify-on-update-of-ranges="Sheet1.M3:Sheet1.M6 Sheet1.I3:Sheet1.I3 Sheet1.F3:Sheet1.F6 Sheet1.M7:Sheet1.M10 Sheet1.I10:Sheet1.I10 Sheet1.F7:Sheet1.F10 Sheet1.M31:Sheet1.M34 Sheet1.I31:Sheet1.I31 Sheet1.F31:Sheet1.F34 Sheet1.M38:Sheet1.M41 Sheet1.I38:Sheet1.I38 Sheet1.F38:Sheet1.F41 Sheet1.M45:Sheet1.M48 Sheet1.I45:Sheet1.I45 Sheet1.F45:Sheet1.F48 Sheet1.M17:Sheet1.M20 Sheet1.I17:Sheet1.I17 Sheet1.F17:Sheet1.F20 Sheet1.M24:Sheet1.M27 Sheet1.I24:Sheet1.I24 Sheet1.F24:Sheet1.F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draw:notify-on-update-of-ranges="Sheet1.M3:Sheet1.M6 Sheet1.I3:Sheet1.I3 Sheet1.H3:Sheet1.H6 Sheet1.M7:Sheet1.M10 Sheet1.I10:Sheet1.I10 Sheet1.H7:Sheet1.H10 Sheet1.M31:Sheet1.M34 Sheet1.I31:Sheet1.I31 Sheet1.H31:Sheet1.H34 Sheet1.M38:Sheet1.M41 Sheet1.I38:Sheet1.I38 Sheet1.H38:Sheet1.H41 Sheet1.M45:Sheet1.M48 Sheet1.I45:Sheet1.I45 Sheet1.H45:Sheet1.H48 Sheet1.M17:Sheet1.M20 Sheet1.I17:Sheet1.I17 Sheet1.H17:Sheet1.H20 Sheet1.M24:Sheet1.M27 Sheet1.I24:Sheet1.I24 Sheet1.H24:Sheet1.H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draw:notify-on-update-of-ranges="Sheet1.M3:Sheet1.M6 Sheet1.I3:Sheet1.I3 Sheet1.H3:Sheet1.H6 Sheet1.M7:Sheet1.M10 Sheet1.I10:Sheet1.I10 Sheet1.H7:Sheet1.H10 Sheet1.M31:Sheet1.M34 Sheet1.I31:Sheet1.I31 Sheet1.H31:Sheet1.H34 Sheet1.M38:Sheet1.M41 Sheet1.I38:Sheet1.I38 Sheet1.H38:Sheet1.H41 Sheet1.M45:Sheet1.M48 Sheet1.I45:Sheet1.I45 Sheet1.H45:Sheet1.H48 Sheet1.M17:Sheet1.M20 Sheet1.I17:Sheet1.I17 Sheet1.H17:Sheet1.H20 Sheet1.M24:Sheet1.M27 Sheet1.I24:Sheet1.I24 Sheet1.H24:Sheet1.H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draw:notify-on-update-of-ranges="Sheet1.L7:Sheet1.L10 Sheet1.M3:Sheet1.M6 Sheet1.I3:Sheet1.I3 Sheet1.L3:Sheet1.L6 Sheet1.M7:Sheet1.M10 Sheet1.I10:Sheet1.I10 Sheet1.L7:Sheet1.L10 Sheet1.M31:Sheet1.M34 Sheet1.I31:Sheet1.I31 Sheet1.L31:Sheet1.L34 Sheet1.M38:Sheet1.M41 Sheet1.I38:Sheet1.I38 Sheet1.L38:Sheet1.L41 Sheet1.M45:Sheet1.M48 Sheet1.I46:Sheet1.I46 Sheet1.L45:Sheet1.L48 Sheet1.M17:Sheet1.M20 Sheet1.I17:Sheet1.I17 Sheet1.L17:Sheet1.L20 Sheet1.M24:Sheet1.M27 Sheet1.I24:Sheet1.I24 Sheet1.L24:Sheet1.L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draw:notify-on-update-of-ranges="Sheet1.M3:Sheet1.M6 Sheet1.I3:Sheet1.I3 Sheet1.F3:Sheet1.F6 Sheet1.M7:Sheet1.M10 Sheet1.I10:Sheet1.I10 Sheet1.F7:Sheet1.F10 Sheet1.M31:Sheet1.M34 Sheet1.I31:Sheet1.I31 Sheet1.F31:Sheet1.F34 Sheet1.M38:Sheet1.M41 Sheet1.I38:Sheet1.I38 Sheet1.F38:Sheet1.F41 Sheet1.M45:Sheet1.M48 Sheet1.I45:Sheet1.I45 Sheet1.F45:Sheet1.F48 Sheet1.M17:Sheet1.M20 Sheet1.I17:Sheet1.I17 Sheet1.F17:Sheet1.F20 Sheet1.M24:Sheet1.M27 Sheet1.I24:Sheet1.I24 Sheet1.F24:Sheet1.F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1252561330757" calcext:value-type="float">
            <text:p>0.101252561330757</text:p>
          </table:table-cell>
          <table:table-cell office:value-type="string" calcext:value-type="string">
            <text:p><text:s/>std_dev</text:p>
          </table:table-cell>
          <table:table-cell office:value-type="float" office:value="0.00794749660677331" calcext:value-type="float">
            <text:p>0.007947496606773</text:p>
          </table:table-cell>
          <table:table-cell office:value-type="string" calcext:value-type="string">
            <text:p><text:s/>fps</text:p>
          </table:table-cell>
          <table:table-cell office:value-type="float" office:value="0.00852503320830588" calcext:value-type="float">
            <text:p>0.008525033208306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3.25256133075734" calcext:value-type="float">
            <text:p>3.3</text:p>
          </table:table-cell>
          <table:table-cell table:formula="of:=ABS([.K3])" office:value-type="float" office:value="3.25256133075734" calcext:value-type="float">
            <text:p>3.252561330757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04208849164086" calcext:value-type="float">
            <text:p>0.104208849164086</text:p>
          </table:table-cell>
          <table:table-cell office:value-type="string" calcext:value-type="string">
            <text:p><text:s/>std_dev</text:p>
          </table:table-cell>
          <table:table-cell office:value-type="float" office:value="0.0129690932541191" calcext:value-type="float">
            <text:p>0.012969093254119</text:p>
          </table:table-cell>
          <table:table-cell office:value-type="string" calcext:value-type="string">
            <text:p><text:s/>fps</text:p>
          </table:table-cell>
          <table:table-cell office:value-type="float" office:value="0.00915088267135404" calcext:value-type="float">
            <text:p>0.00915088267135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6.20884916408579" calcext:value-type="float">
            <text:p>6.2</text:p>
          </table:table-cell>
          <table:table-cell table:formula="of:=ABS([.K4])" office:value-type="float" office:value="6.20884916408579" calcext:value-type="float">
            <text:p>6.208849164085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0989540417392259" calcext:value-type="float">
            <text:p>0.098954041739226</text:p>
          </table:table-cell>
          <table:table-cell office:value-type="string" calcext:value-type="string">
            <text:p><text:s/>std_dev</text:p>
          </table:table-cell>
          <table:table-cell office:value-type="float" office:value="0.00645438275765904" calcext:value-type="float">
            <text:p>0.006454382757659</text:p>
          </table:table-cell>
          <table:table-cell office:value-type="string" calcext:value-type="string">
            <text:p><text:s/>fps</text:p>
          </table:table-cell>
          <table:table-cell office:value-type="float" office:value="0.0117614775933668" calcext:value-type="float">
            <text:p>0.011761477593367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0.954041739225886" calcext:value-type="float">
            <text:p>1.0</text:p>
          </table:table-cell>
          <table:table-cell table:formula="of:=ABS([.K5])" office:value-type="float" office:value="0.954041739225886" calcext:value-type="float">
            <text:p>0.954041739225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03630807442089" calcext:value-type="float">
            <text:p>0.103630807442089</text:p>
          </table:table-cell>
          <table:table-cell office:value-type="string" calcext:value-type="string">
            <text:p><text:s/>std_dev</text:p>
          </table:table-cell>
          <table:table-cell office:value-type="float" office:value="0.0127279635421562" calcext:value-type="float">
            <text:p>0.012727963542156</text:p>
          </table:table-cell>
          <table:table-cell office:value-type="string" calcext:value-type="string">
            <text:p><text:s/>fps</text:p>
          </table:table-cell>
          <table:table-cell office:value-type="float" office:value="0.00853336389972449" calcext:value-type="float">
            <text:p>0.00853336389972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5.63080744208884" calcext:value-type="float">
            <text:p>5.6</text:p>
          </table:table-cell>
          <table:table-cell table:formula="of:=ABS([.K6])" office:value-type="float" office:value="5.63080744208884" calcext:value-type="float">
            <text:p>5.630807442088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5230421296183" calcext:value-type="float">
            <text:p>0.115230421296183</text:p>
          </table:table-cell>
          <table:table-cell office:value-type="string" calcext:value-type="string">
            <text:p><text:s/>std_dev</text:p>
          </table:table-cell>
          <table:table-cell office:value-type="float" office:value="0.016809363976286" calcext:value-type="float">
            <text:p>0.016809363976286</text:p>
          </table:table-cell>
          <table:table-cell office:value-type="string" calcext:value-type="string">
            <text:p><text:s/>fps</text:p>
          </table:table-cell>
          <table:table-cell office:value-type="float" office:value="0.0101591205043653" calcext:value-type="float">
            <text:p>0.010159120504365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20.2304212961827" calcext:value-type="float">
            <text:p>20.2</text:p>
          </table:table-cell>
          <table:table-cell table:formula="of:=ABS([.K10])" office:value-type="float" office:value="20.2304212961827" calcext:value-type="float">
            <text:p>20.2304212961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11838471891897" calcext:value-type="float">
            <text:p>0.111838471891897</text:p>
          </table:table-cell>
          <table:table-cell office:value-type="string" calcext:value-type="string">
            <text:p><text:s/>std_dev</text:p>
          </table:table-cell>
          <table:table-cell office:value-type="float" office:value="0.00395309969939193" calcext:value-type="float">
            <text:p>0.003953099699392</text:p>
          </table:table-cell>
          <table:table-cell office:value-type="string" calcext:value-type="string">
            <text:p><text:s/>fps</text:p>
          </table:table-cell>
          <table:table-cell office:value-type="float" office:value="0.0104818944544367" calcext:value-type="float">
            <text:p>0.010481894454437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16.8384718918971" calcext:value-type="float">
            <text:p>16.8</text:p>
          </table:table-cell>
          <table:table-cell table:formula="of:=ABS([.K11])" office:value-type="float" office:value="16.8384718918971" calcext:value-type="float">
            <text:p>16.8384718918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04704877055049" calcext:value-type="float">
            <text:p>0.104704877055049</text:p>
          </table:table-cell>
          <table:table-cell office:value-type="string" calcext:value-type="string">
            <text:p><text:s/>std_dev</text:p>
          </table:table-cell>
          <table:table-cell office:value-type="float" office:value="0.0019130493543762" calcext:value-type="float">
            <text:p>0.001913049354376</text:p>
          </table:table-cell>
          <table:table-cell office:value-type="string" calcext:value-type="string">
            <text:p><text:s/>fps</text:p>
          </table:table-cell>
          <table:table-cell office:value-type="float" office:value="0.0141252140086879" calcext:value-type="float">
            <text:p>0.01412521400868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9.7048770550491" calcext:value-type="float">
            <text:p>9.7</text:p>
          </table:table-cell>
          <table:table-cell table:formula="of:=ABS([.K12])" office:value-type="float" office:value="9.7048770550491" calcext:value-type="float">
            <text:p>9.7048770550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13750430662355" calcext:value-type="float">
            <text:p>0.113750430662355</text:p>
          </table:table-cell>
          <table:table-cell office:value-type="string" calcext:value-type="string">
            <text:p><text:s/>std_dev</text:p>
          </table:table-cell>
          <table:table-cell office:value-type="float" office:value="0.0139052785569523" calcext:value-type="float">
            <text:p>0.013905278556952</text:p>
          </table:table-cell>
          <table:table-cell office:value-type="string" calcext:value-type="string">
            <text:p><text:s/>fps</text:p>
          </table:table-cell>
          <table:table-cell office:value-type="float" office:value="0.0101946438784583" calcext:value-type="float">
            <text:p>0.01019464387845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18.7504306623551" calcext:value-type="float">
            <text:p>18.8</text:p>
          </table:table-cell>
          <table:table-cell table:formula="of:=ABS([.K13])" office:value-type="float" office:value="18.7504306623551" calcext:value-type="float">
            <text:p>18.75043066235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861037885676" calcext:value-type="float">
            <text:p>0.204861037885676</text:p>
          </table:table-cell>
          <table:table-cell office:value-type="string" calcext:value-type="string">
            <text:p><text:s/>std_dev</text:p>
          </table:table-cell>
          <table:table-cell office:value-type="float" office:value="0.00936419826954088" calcext:value-type="float">
            <text:p>0.009364198269541</text:p>
          </table:table-cell>
          <table:table-cell office:value-type="string" calcext:value-type="string">
            <text:p><text:s/>fps</text:p>
          </table:table-cell>
          <table:table-cell office:value-type="float" office:value="0.0088524869744223" calcext:value-type="float">
            <text:p>0.00885248697442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16.8610378856757" calcext:value-type="float">
            <text:p>16.9</text:p>
          </table:table-cell>
          <table:table-cell table:formula="of:=ABS([.K17])" office:value-type="float" office:value="16.8610378856757" calcext:value-type="float">
            <text:p>16.86103788567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92707645591" calcext:value-type="float">
            <text:p>0.210792707645591</text:p>
          </table:table-cell>
          <table:table-cell office:value-type="string" calcext:value-type="string">
            <text:p><text:s/>std_dev</text:p>
          </table:table-cell>
          <table:table-cell office:value-type="float" office:value="0.00523887338933592" calcext:value-type="float">
            <text:p>0.005238873389336</text:p>
          </table:table-cell>
          <table:table-cell office:value-type="string" calcext:value-type="string">
            <text:p><text:s/>fps</text:p>
          </table:table-cell>
          <table:table-cell office:value-type="float" office:value="0.0249118977694007" calcext:value-type="float">
            <text:p>0.024911897769401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2.7927076455913" calcext:value-type="float">
            <text:p>22.8</text:p>
          </table:table-cell>
          <table:table-cell table:formula="of:=ABS([.K18])" office:value-type="float" office:value="22.7927076455913" calcext:value-type="float">
            <text:p>22.79270764559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54995859561334" calcext:value-type="float">
            <text:p>0.154995859561334</text:p>
          </table:table-cell>
          <table:table-cell office:value-type="string" calcext:value-type="string">
            <text:p><text:s/>std_dev</text:p>
          </table:table-cell>
          <table:table-cell office:value-type="float" office:value="0.0299778916947392" calcext:value-type="float">
            <text:p>0.029977891694739</text:p>
          </table:table-cell>
          <table:table-cell office:value-type="string" calcext:value-type="string">
            <text:p><text:s/>fps</text:p>
          </table:table-cell>
          <table:table-cell office:value-type="float" office:value="0.204863675820809" calcext:value-type="float">
            <text:p>0.20486367582080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-33.0041404386664" calcext:value-type="float">
            <text:p>-33.0</text:p>
          </table:table-cell>
          <table:table-cell table:formula="of:=ABS([.K19])" office:value-type="float" office:value="33.0041404386664" calcext:value-type="float">
            <text:p>33.0041404386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06338173134584" calcext:value-type="float">
            <text:p>0.206338173134584</text:p>
          </table:table-cell>
          <table:table-cell office:value-type="string" calcext:value-type="string">
            <text:p><text:s/>std_dev</text:p>
          </table:table-cell>
          <table:table-cell office:value-type="float" office:value="0.0123010780528148" calcext:value-type="float">
            <text:p>0.012301078052815</text:p>
          </table:table-cell>
          <table:table-cell office:value-type="string" calcext:value-type="string">
            <text:p><text:s/>fps</text:p>
          </table:table-cell>
          <table:table-cell office:value-type="float" office:value="0.0107674965356645" calcext:value-type="float">
            <text:p>0.010767496535665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18.3381731345842" calcext:value-type="float">
            <text:p>18.3</text:p>
          </table:table-cell>
          <table:table-cell table:formula="of:=ABS([.K20])" office:value-type="float" office:value="18.3381731345842" calcext:value-type="float">
            <text:p>18.33817313458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448743534766" calcext:value-type="float">
            <text:p>0.104448743534766</text:p>
          </table:table-cell>
          <table:table-cell office:value-type="string" calcext:value-type="string">
            <text:p><text:s/>std_dev</text:p>
          </table:table-cell>
          <table:table-cell office:value-type="float" office:value="0.00139068166940371" calcext:value-type="float">
            <text:p>0.001390681669404</text:p>
          </table:table-cell>
          <table:table-cell office:value-type="string" calcext:value-type="string">
            <text:p><text:s/>fps</text:p>
          </table:table-cell>
          <table:table-cell office:value-type="float" office:value="0.0102542200592305" calcext:value-type="float">
            <text:p>0.01025422005923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9.44874353476614" calcext:value-type="float">
            <text:p>9.4</text:p>
          </table:table-cell>
          <table:table-cell table:formula="of:=ABS([.K24])" office:value-type="float" office:value="9.44874353476614" calcext:value-type="float">
            <text:p>9.44874353476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03302603758778" calcext:value-type="float">
            <text:p>0.103302603758778</text:p>
          </table:table-cell>
          <table:table-cell office:value-type="string" calcext:value-type="string">
            <text:p><text:s/>std_dev</text:p>
          </table:table-cell>
          <table:table-cell office:value-type="float" office:value="0.00581923130247751" calcext:value-type="float">
            <text:p>0.005819231302478</text:p>
          </table:table-cell>
          <table:table-cell office:value-type="string" calcext:value-type="string">
            <text:p><text:s/>fps</text:p>
          </table:table-cell>
          <table:table-cell office:value-type="float" office:value="0.0105139173825515" calcext:value-type="float">
            <text:p>0.01051391738255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8.30260375877772" calcext:value-type="float">
            <text:p>8.3</text:p>
          </table:table-cell>
          <table:table-cell table:formula="of:=ABS([.K25])" office:value-type="float" office:value="8.30260375877772" calcext:value-type="float">
            <text:p>8.302603758777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03677777369264" calcext:value-type="float">
            <text:p>0.103677777369264</text:p>
          </table:table-cell>
          <table:table-cell office:value-type="string" calcext:value-type="string">
            <text:p><text:s/>std_dev</text:p>
          </table:table-cell>
          <table:table-cell office:value-type="float" office:value="0.00335091443489826" calcext:value-type="float">
            <text:p>0.003350914434898</text:p>
          </table:table-cell>
          <table:table-cell office:value-type="string" calcext:value-type="string">
            <text:p><text:s/>fps</text:p>
          </table:table-cell>
          <table:table-cell office:value-type="float" office:value="0.0133597201456281" calcext:value-type="float">
            <text:p>0.0133597201456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8.67777736926406" calcext:value-type="float">
            <text:p>8.7</text:p>
          </table:table-cell>
          <table:table-cell table:formula="of:=ABS([.K26])" office:value-type="float" office:value="8.67777736926406" calcext:value-type="float">
            <text:p>8.67777736926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04490957155183" calcext:value-type="float">
            <text:p>0.104490957155183</text:p>
          </table:table-cell>
          <table:table-cell office:value-type="string" calcext:value-type="string">
            <text:p><text:s/>std_dev</text:p>
          </table:table-cell>
          <table:table-cell office:value-type="float" office:value="0.0019756424991341" calcext:value-type="float">
            <text:p>0.001975642499134</text:p>
          </table:table-cell>
          <table:table-cell office:value-type="string" calcext:value-type="string">
            <text:p><text:s/>fps</text:p>
          </table:table-cell>
          <table:table-cell office:value-type="float" office:value="0.010145530874132" calcext:value-type="float">
            <text:p>0.01014553087413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9.49095715518261" calcext:value-type="float">
            <text:p>9.5</text:p>
          </table:table-cell>
          <table:table-cell table:formula="of:=ABS([.K27])" office:value-type="float" office:value="9.49095715518261" calcext:value-type="float">
            <text:p>9.490957155182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92664266659518" calcext:value-type="float">
            <text:p>0.099266426665952</text:p>
          </table:table-cell>
          <table:table-cell office:value-type="string" calcext:value-type="string">
            <text:p><text:s/>std_dev</text:p>
          </table:table-cell>
          <table:table-cell office:value-type="float" office:value="0.00527802214606241" calcext:value-type="float">
            <text:p>0.005278022146062</text:p>
          </table:table-cell>
          <table:table-cell office:value-type="string" calcext:value-type="string">
            <text:p><text:s/>fps</text:p>
          </table:table-cell>
          <table:table-cell office:value-type="float" office:value="0.00895932033151006" calcext:value-type="float">
            <text:p>0.00895932033151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4.26642666595177" calcext:value-type="float">
            <text:p>4.3</text:p>
          </table:table-cell>
          <table:table-cell table:formula="of:=ABS([.K31])" office:value-type="float" office:value="4.26642666595177" calcext:value-type="float">
            <text:p>4.26642666595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0913383622896752" calcext:value-type="float">
            <text:p>0.091338362289675</text:p>
          </table:table-cell>
          <table:table-cell office:value-type="string" calcext:value-type="string">
            <text:p><text:s/>std_dev</text:p>
          </table:table-cell>
          <table:table-cell office:value-type="float" office:value="0.00138146424361513" calcext:value-type="float">
            <text:p>0.001381464243615</text:p>
          </table:table-cell>
          <table:table-cell office:value-type="string" calcext:value-type="string">
            <text:p><text:s/>fps</text:p>
          </table:table-cell>
          <table:table-cell office:value-type="float" office:value="0.0108152321645923" calcext:value-type="float">
            <text:p>0.01081523216459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3.66163771032475" calcext:value-type="float">
            <text:p>-3.7</text:p>
          </table:table-cell>
          <table:table-cell table:formula="of:=ABS([.K32])" office:value-type="float" office:value="3.66163771032475" calcext:value-type="float">
            <text:p>3.66163771032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0886066626916961" calcext:value-type="float">
            <text:p>0.088606662691696</text:p>
          </table:table-cell>
          <table:table-cell office:value-type="string" calcext:value-type="string">
            <text:p><text:s/>std_dev</text:p>
          </table:table-cell>
          <table:table-cell office:value-type="float" office:value="0.00133693723187422" calcext:value-type="float">
            <text:p>0.001336937231874</text:p>
          </table:table-cell>
          <table:table-cell office:value-type="string" calcext:value-type="string">
            <text:p><text:s/>fps</text:p>
          </table:table-cell>
          <table:table-cell office:value-type="float" office:value="0.0143158362103023" calcext:value-type="float">
            <text:p>0.01431583621030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6.39333730830391" calcext:value-type="float">
            <text:p>-6.4</text:p>
          </table:table-cell>
          <table:table-cell table:formula="of:=ABS([.K33])" office:value-type="float" office:value="6.39333730830391" calcext:value-type="float">
            <text:p>6.39333730830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094972016707631" calcext:value-type="float">
            <text:p>0.094972016707631</text:p>
          </table:table-cell>
          <table:table-cell office:value-type="string" calcext:value-type="string">
            <text:p><text:s/>std_dev</text:p>
          </table:table-cell>
          <table:table-cell office:value-type="float" office:value="0.0120666116905307" calcext:value-type="float">
            <text:p>0.012066611690531</text:p>
          </table:table-cell>
          <table:table-cell office:value-type="string" calcext:value-type="string">
            <text:p><text:s/>fps</text:p>
          </table:table-cell>
          <table:table-cell office:value-type="float" office:value="0.00932016750620908" calcext:value-type="float">
            <text:p>0.009320167506209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0.0279832923690009" calcext:value-type="float">
            <text:p>0.0</text:p>
          </table:table-cell>
          <table:table-cell table:formula="of:=ABS([.K34])" office:value-type="float" office:value="0.0279832923690009" calcext:value-type="float">
            <text:p>0.027983292369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12127092387" calcext:value-type="float">
            <text:p>0.20412127092387</text:p>
          </table:table-cell>
          <table:table-cell office:value-type="string" calcext:value-type="string">
            <text:p><text:s/>std_dev</text:p>
          </table:table-cell>
          <table:table-cell office:value-type="float" office:value="0.0128430034725952" calcext:value-type="float">
            <text:p>0.012843003472595</text:p>
          </table:table-cell>
          <table:table-cell office:value-type="string" calcext:value-type="string">
            <text:p><text:s/>fps</text:p>
          </table:table-cell>
          <table:table-cell office:value-type="float" office:value="0.0108590005205717" calcext:value-type="float">
            <text:p>0.010859000520572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16.1212709238704" calcext:value-type="float">
            <text:p>16.1</text:p>
          </table:table-cell>
          <table:table-cell table:formula="of:=ABS([.K38])" office:value-type="float" office:value="16.1212709238704" calcext:value-type="float">
            <text:p>16.1212709238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01820886145721" calcext:value-type="float">
            <text:p>0.201820886145721</text:p>
          </table:table-cell>
          <table:table-cell office:value-type="string" calcext:value-type="string">
            <text:p><text:s/>std_dev</text:p>
          </table:table-cell>
          <table:table-cell office:value-type="float" office:value="0.0113655034811706" calcext:value-type="float">
            <text:p>0.011365503481171</text:p>
          </table:table-cell>
          <table:table-cell office:value-type="string" calcext:value-type="string">
            <text:p><text:s/>fps</text:p>
          </table:table-cell>
          <table:table-cell office:value-type="float" office:value="0.0208032408854386" calcext:value-type="float">
            <text:p>0.020803240885439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13.8208861457212" calcext:value-type="float">
            <text:p>13.8</text:p>
          </table:table-cell>
          <table:table-cell table:formula="of:=ABS([.K39])" office:value-type="float" office:value="13.8208861457212" calcext:value-type="float">
            <text:p>13.8208861457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96330885889087" calcext:value-type="float">
            <text:p>0.196330885889087</text:p>
          </table:table-cell>
          <table:table-cell office:value-type="string" calcext:value-type="string">
            <text:p><text:s/>std_dev</text:p>
          </table:table-cell>
          <table:table-cell office:value-type="float" office:value="0.0126232373459926" calcext:value-type="float">
            <text:p>0.012623237345993</text:p>
          </table:table-cell>
          <table:table-cell office:value-type="string" calcext:value-type="string">
            <text:p><text:s/>fps</text:p>
          </table:table-cell>
          <table:table-cell office:value-type="float" office:value="0.154711035255967" calcext:value-type="float">
            <text:p>0.154711035255967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8.33088588908691" calcext:value-type="float">
            <text:p>8.3</text:p>
          </table:table-cell>
          <table:table-cell table:formula="of:=ABS([.K40])" office:value-type="float" office:value="8.33088588908691" calcext:value-type="float">
            <text:p>8.33088588908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04588561636023" calcext:value-type="float">
            <text:p>0.204588561636023</text:p>
          </table:table-cell>
          <table:table-cell office:value-type="string" calcext:value-type="string">
            <text:p><text:s/>std_dev</text:p>
          </table:table-cell>
          <table:table-cell office:value-type="float" office:value="0.0160618874714988" calcext:value-type="float">
            <text:p>0.016061887471499</text:p>
          </table:table-cell>
          <table:table-cell office:value-type="string" calcext:value-type="string">
            <text:p><text:s/>fps</text:p>
          </table:table-cell>
          <table:table-cell office:value-type="float" office:value="0.0117859423452687" calcext:value-type="float">
            <text:p>0.011785942345269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16.5885616360235" calcext:value-type="float">
            <text:p>16.6</text:p>
          </table:table-cell>
          <table:table-cell table:formula="of:=ABS([.K41])" office:value-type="float" office:value="16.5885616360235" calcext:value-type="float">
            <text:p>16.58856163602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28987167379" calcext:value-type="float">
            <text:p>0.26428987167379</text:p>
          </table:table-cell>
          <table:table-cell office:value-type="string" calcext:value-type="string">
            <text:p><text:s/>std_dev</text:p>
          </table:table-cell>
          <table:table-cell office:value-type="float" office:value="0.00123097789655853" calcext:value-type="float">
            <text:p>0.001230977896559</text:p>
          </table:table-cell>
          <table:table-cell office:value-type="string" calcext:value-type="string">
            <text:p><text:s/>fps</text:p>
          </table:table-cell>
          <table:table-cell office:value-type="float" office:value="0.0101769313757632" calcext:value-type="float">
            <text:p>0.010176931375763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2898716737899" calcext:value-type="float">
            <text:p>30.3</text:p>
          </table:table-cell>
          <table:table-cell table:formula="of:=ABS([.K45])" office:value-type="float" office:value="30.2898716737899" calcext:value-type="float">
            <text:p>30.2898716737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71072289654768" calcext:value-type="float">
            <text:p>0.271072289654768</text:p>
          </table:table-cell>
          <table:table-cell office:value-type="string" calcext:value-type="string">
            <text:p><text:s/>std_dev</text:p>
          </table:table-cell>
          <table:table-cell office:value-type="float" office:value="0.00196683225707888" calcext:value-type="float">
            <text:p>0.001966832257079</text:p>
          </table:table-cell>
          <table:table-cell office:value-type="string" calcext:value-type="string">
            <text:p><text:s/>fps</text:p>
          </table:table-cell>
          <table:table-cell office:value-type="float" office:value="0.0312927691252355" calcext:value-type="float">
            <text:p>0.03129276912523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7.072289654768" calcext:value-type="float">
            <text:p>37.1</text:p>
          </table:table-cell>
          <table:table-cell table:formula="of:=ABS([.K46])" office:value-type="float" office:value="37.072289654768" calcext:value-type="float">
            <text:p>37.072289654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213105760591882" calcext:value-type="float">
            <text:p>0.213105760591882</text:p>
          </table:table-cell>
          <table:table-cell office:value-type="string" calcext:value-type="string">
            <text:p><text:s/>std_dev</text:p>
          </table:table-cell>
          <table:table-cell office:value-type="float" office:value="0.0689525314303325" calcext:value-type="float">
            <text:p>0.068952531430333</text:p>
          </table:table-cell>
          <table:table-cell office:value-type="string" calcext:value-type="string">
            <text:p><text:s/>fps</text:p>
          </table:table-cell>
          <table:table-cell office:value-type="float" office:value="0.927680907512976" calcext:value-type="float">
            <text:p>0.92768090751297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20.894239408118" calcext:value-type="float">
            <text:p>-20.9</text:p>
          </table:table-cell>
          <table:table-cell table:formula="of:=ABS([.K47])" office:value-type="float" office:value="20.894239408118" calcext:value-type="float">
            <text:p>20.894239408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6964730463447" calcext:value-type="float">
            <text:p>0.26964730463447</text:p>
          </table:table-cell>
          <table:table-cell office:value-type="string" calcext:value-type="string">
            <text:p><text:s/>std_dev</text:p>
          </table:table-cell>
          <table:table-cell office:value-type="float" office:value="0.00104349710718873" calcext:value-type="float">
            <text:p>0.001043497107189</text:p>
          </table:table-cell>
          <table:table-cell office:value-type="string" calcext:value-type="string">
            <text:p><text:s/>fps</text:p>
          </table:table-cell>
          <table:table-cell office:value-type="float" office:value="0.0132936923333269" calcext:value-type="float">
            <text:p>0.01329369233332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5.6473046344698" calcext:value-type="float">
            <text:p>35.6</text:p>
          </table:table-cell>
          <table:table-cell table:formula="of:=ABS([.K48])" office:value-type="float" office:value="35.6473046344698" calcext:value-type="float">
            <text:p>35.64730463446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../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2488" calcext:value-type="float">
            <text:p>0.102488</text:p>
          </table:table-cell>
          <table:table-cell office:value-type="string" calcext:value-type="string">
            <text:p><text:s/>std_dev</text:p>
          </table:table-cell>
          <table:table-cell office:value-type="float" office:value="0.000231434" calcext:value-type="float">
            <text:p>0.000231434</text:p>
          </table:table-cell>
          <table:table-cell office:value-type="string" calcext:value-type="string">
            <text:p><text:s/>fps</text:p>
          </table:table-cell>
          <table:table-cell office:value-type="float" office:value="2.67809" calcext:value-type="float">
            <text:p>2.6780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beton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1414" calcext:value-type="float">
            <text:p>0.101414</text:p>
          </table:table-cell>
          <table:table-cell office:value-type="string" calcext:value-type="string">
            <text:p><text:s/>std_dev</text:p>
          </table:table-cell>
          <table:table-cell office:value-type="float" office:value="0.000454656" calcext:value-type="float">
            <text:p>0.000454656</text:p>
          </table:table-cell>
          <table:table-cell office:value-type="string" calcext:value-type="string">
            <text:p><text:s/>fps</text:p>
          </table:table-cell>
          <table:table-cell office:value-type="float" office:value="2.74078" calcext:value-type="float">
            <text:p>2.7407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beton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0123" calcext:value-type="float">
            <text:p>0.10123</text:p>
          </table:table-cell>
          <table:table-cell office:value-type="string" calcext:value-type="string">
            <text:p><text:s/>std_dev</text:p>
          </table:table-cell>
          <table:table-cell office:value-type="float" office:value="0.00145992" calcext:value-type="float">
            <text:p>0.00145992</text:p>
          </table:table-cell>
          <table:table-cell office:value-type="string" calcext:value-type="string">
            <text:p><text:s/>fps</text:p>
          </table:table-cell>
          <table:table-cell office:value-type="float" office:value="2.97761" calcext:value-type="float">
            <text:p>2.9776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beton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1698" calcext:value-type="float">
            <text:p>0.101698</text:p>
          </table:table-cell>
          <table:table-cell office:value-type="string" calcext:value-type="string">
            <text:p><text:s/>std_dev</text:p>
          </table:table-cell>
          <table:table-cell office:value-type="float" office:value="0.000174753" calcext:value-type="float">
            <text:p>0.000174753</text:p>
          </table:table-cell>
          <table:table-cell office:value-type="string" calcext:value-type="string">
            <text:p><text:s/>fps</text:p>
          </table:table-cell>
          <table:table-cell office:value-type="float" office:value="2.58799" calcext:value-type="float">
            <text:p>2.5879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739" calcext:value-type="float">
            <text:p>0.113739</text:p>
          </table:table-cell>
          <table:table-cell office:value-type="string" calcext:value-type="string">
            <text:p><text:s/>std_dev</text:p>
          </table:table-cell>
          <table:table-cell office:value-type="float" office:value="0.000221991" calcext:value-type="float">
            <text:p>0.000221991</text:p>
          </table:table-cell>
          <table:table-cell office:value-type="string" calcext:value-type="string">
            <text:p><text:s/>fps</text:p>
          </table:table-cell>
          <table:table-cell office:value-type="float" office:value="2.9462" calcext:value-type="float">
            <text:p>2.946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14487" calcext:value-type="float">
            <text:p>0.114487</text:p>
          </table:table-cell>
          <table:table-cell office:value-type="string" calcext:value-type="string">
            <text:p><text:s/>std_dev</text:p>
          </table:table-cell>
          <table:table-cell office:value-type="float" office:value="0.00108631" calcext:value-type="float">
            <text:p>0.00108631</text:p>
          </table:table-cell>
          <table:table-cell office:value-type="string" calcext:value-type="string">
            <text:p><text:s/>fps</text:p>
          </table:table-cell>
          <table:table-cell office:value-type="float" office:value="3.03711" calcext:value-type="float">
            <text:p>3.037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13159" calcext:value-type="float">
            <text:p>0.113159</text:p>
          </table:table-cell>
          <table:table-cell office:value-type="string" calcext:value-type="string">
            <text:p><text:s/>std_dev</text:p>
          </table:table-cell>
          <table:table-cell office:value-type="float" office:value="0.00270231" calcext:value-type="float">
            <text:p>0.00270231</text:p>
          </table:table-cell>
          <table:table-cell office:value-type="string" calcext:value-type="string">
            <text:p><text:s/>fps</text:p>
          </table:table-cell>
          <table:table-cell office:value-type="float" office:value="3.38845" calcext:value-type="float">
            <text:p>3.3884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445" calcext:value-type="float">
            <text:p>0.11445</text:p>
          </table:table-cell>
          <table:table-cell office:value-type="string" calcext:value-type="string">
            <text:p><text:s/>std_dev</text:p>
          </table:table-cell>
          <table:table-cell office:value-type="float" office:value="0.000414322" calcext:value-type="float">
            <text:p>0.000414322</text:p>
          </table:table-cell>
          <table:table-cell office:value-type="string" calcext:value-type="string">
            <text:p><text:s/>fps</text:p>
          </table:table-cell>
          <table:table-cell office:value-type="float" office:value="2.9577" calcext:value-type="float">
            <text:p>2.957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109" calcext:value-type="float">
            <text:p>0.208109</text:p>
          </table:table-cell>
          <table:table-cell office:value-type="string" calcext:value-type="string">
            <text:p><text:s/>std_dev</text:p>
          </table:table-cell>
          <table:table-cell office:value-type="float" office:value="0.000971209" calcext:value-type="float">
            <text:p>0.000971209</text:p>
          </table:table-cell>
          <table:table-cell office:value-type="string" calcext:value-type="string">
            <text:p><text:s/>fps</text:p>
          </table:table-cell>
          <table:table-cell office:value-type="float" office:value="4.38366" calcext:value-type="float">
            <text:p>4.3836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400_long_center/fps45_exp_100</text:p>
          </table:table-cell>
          <table:table-cell office:value-type="string" calcext:value-type="string">
            <text:p><text:s/>r</text:p>
          </table:table-cell>
          <table:table-cell office:value-type="float" office:value="0.208361" calcext:value-type="float">
            <text:p>0.208361</text:p>
          </table:table-cell>
          <table:table-cell office:value-type="string" calcext:value-type="string">
            <text:p><text:s/>std_dev</text:p>
          </table:table-cell>
          <table:table-cell office:value-type="float" office:value="0.0106439" calcext:value-type="float">
            <text:p>0.0106439</text:p>
          </table:table-cell>
          <table:table-cell office:value-type="string" calcext:value-type="string">
            <text:p><text:s/>fps</text:p>
          </table:table-cell>
          <table:table-cell office:value-type="float" office:value="5.02765" calcext:value-type="float">
            <text:p>5.0276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400_long_center/fps45_exp_50</text:p>
          </table:table-cell>
          <table:table-cell office:value-type="string" calcext:value-type="string">
            <text:p><text:s/>r</text:p>
          </table:table-cell>
          <table:table-cell office:value-type="float" office:value="0.126258" calcext:value-type="float">
            <text:p>0.126258</text:p>
          </table:table-cell>
          <table:table-cell office:value-type="string" calcext:value-type="string">
            <text:p><text:s/>std_dev</text:p>
          </table:table-cell>
          <table:table-cell office:value-type="float" office:value="0.0476546" calcext:value-type="float">
            <text:p>0.0476546</text:p>
          </table:table-cell>
          <table:table-cell office:value-type="string" calcext:value-type="string">
            <text:p><text:s/>fps</text:p>
          </table:table-cell>
          <table:table-cell office:value-type="float" office:value="11.374" calcext:value-type="float">
            <text:p>11.37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dry_pvc_400_long_center/fps45_exp_500</text:p>
          </table:table-cell>
          <table:table-cell office:value-type="string" calcext:value-type="string">
            <text:p><text:s/>r</text:p>
          </table:table-cell>
          <table:table-cell office:value-type="float" office:value="0.210896" calcext:value-type="float">
            <text:p>0.210896</text:p>
          </table:table-cell>
          <table:table-cell office:value-type="string" calcext:value-type="string">
            <text:p><text:s/>std_dev</text:p>
          </table:table-cell>
          <table:table-cell office:value-type="float" office:value="0.00123534" calcext:value-type="float">
            <text:p>0.00123534</text:p>
          </table:table-cell>
          <table:table-cell office:value-type="string" calcext:value-type="string">
            <text:p><text:s/>fps</text:p>
          </table:table-cell>
          <table:table-cell office:value-type="float" office:value="4.47507" calcext:value-type="float">
            <text:p>4.4750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9364" calcext:value-type="float">
            <text:p>0.109364</text:p>
          </table:table-cell>
          <table:table-cell office:value-type="string" calcext:value-type="string">
            <text:p><text:s/>std_dev</text:p>
          </table:table-cell>
          <table:table-cell office:value-type="float" office:value="0.00244099" calcext:value-type="float">
            <text:p>0.00244099</text:p>
          </table:table-cell>
          <table:table-cell office:value-type="string" calcext:value-type="string">
            <text:p><text:s/>fps</text:p>
          </table:table-cell>
          <table:table-cell office:value-type="float" office:value="2.75497" calcext:value-type="float">
            <text:p>2.7549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Sand_1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7425" calcext:value-type="float">
            <text:p>0.107425</text:p>
          </table:table-cell>
          <table:table-cell office:value-type="string" calcext:value-type="string">
            <text:p><text:s/>std_dev</text:p>
          </table:table-cell>
          <table:table-cell office:value-type="float" office:value="0.00523063" calcext:value-type="float">
            <text:p>0.00523063</text:p>
          </table:table-cell>
          <table:table-cell office:value-type="string" calcext:value-type="string">
            <text:p><text:s/>fps</text:p>
          </table:table-cell>
          <table:table-cell office:value-type="float" office:value="2.87109" calcext:value-type="float">
            <text:p>2.8710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Sand_1/fps45_exp_50</text:p>
          </table:table-cell>
          <table:table-cell office:value-type="string" calcext:value-type="string">
            <text:p><text:s/>r</text:p>
          </table:table-cell>
          <table:table-cell office:value-type="float" office:value="0.0983305" calcext:value-type="float">
            <text:p>0.0983305</text:p>
          </table:table-cell>
          <table:table-cell office:value-type="string" calcext:value-type="string">
            <text:p><text:s/>std_dev</text:p>
          </table:table-cell>
          <table:table-cell office:value-type="float" office:value="0.0117292" calcext:value-type="float">
            <text:p>0.0117292</text:p>
          </table:table-cell>
          <table:table-cell office:value-type="string" calcext:value-type="string">
            <text:p><text:s/>fps</text:p>
          </table:table-cell>
          <table:table-cell office:value-type="float" office:value="3.13126" calcext:value-type="float">
            <text:p>3.1312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Sand_1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7768" calcext:value-type="float">
            <text:p>0.107768</text:p>
          </table:table-cell>
          <table:table-cell office:value-type="string" calcext:value-type="string">
            <text:p><text:s/>std_dev</text:p>
          </table:table-cell>
          <table:table-cell office:value-type="float" office:value="0.00496414" calcext:value-type="float">
            <text:p>0.00496414</text:p>
          </table:table-cell>
          <table:table-cell office:value-type="string" calcext:value-type="string">
            <text:p><text:s/>fps</text:p>
          </table:table-cell>
          <table:table-cell office:value-type="float" office:value="2.86747" calcext:value-type="float">
            <text:p>2.8674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51715" calcext:value-type="float">
            <text:p>0.0951715</text:p>
          </table:table-cell>
          <table:table-cell office:value-type="string" calcext:value-type="string">
            <text:p><text:s/>std_dev</text:p>
          </table:table-cell>
          <table:table-cell office:value-type="float" office:value="0.00421536" calcext:value-type="float">
            <text:p>0.00421536</text:p>
          </table:table-cell>
          <table:table-cell office:value-type="string" calcext:value-type="string">
            <text:p><text:s/>fps</text:p>
          </table:table-cell>
          <table:table-cell office:value-type="float" office:value="2.82998" calcext:value-type="float">
            <text:p>2.8299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water_5/fps45_exp_100</text:p>
          </table:table-cell>
          <table:table-cell office:value-type="string" calcext:value-type="string">
            <text:p><text:s/>r</text:p>
          </table:table-cell>
          <table:table-cell office:value-type="float" office:value="0.0933626" calcext:value-type="float">
            <text:p>0.0933626</text:p>
          </table:table-cell>
          <table:table-cell office:value-type="string" calcext:value-type="string">
            <text:p><text:s/>std_dev</text:p>
          </table:table-cell>
          <table:table-cell office:value-type="float" office:value="0.00388892" calcext:value-type="float">
            <text:p>0.00388892</text:p>
          </table:table-cell>
          <table:table-cell office:value-type="string" calcext:value-type="string">
            <text:p><text:s/>fps</text:p>
          </table:table-cell>
          <table:table-cell office:value-type="float" office:value="2.76289" calcext:value-type="float">
            <text:p>2.7628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water_5/fps45_exp_50</text:p>
          </table:table-cell>
          <table:table-cell office:value-type="string" calcext:value-type="string">
            <text:p><text:s/>r</text:p>
          </table:table-cell>
          <table:table-cell office:value-type="float" office:value="0.0934846" calcext:value-type="float">
            <text:p>0.0934846</text:p>
          </table:table-cell>
          <table:table-cell office:value-type="string" calcext:value-type="string">
            <text:p><text:s/>std_dev</text:p>
          </table:table-cell>
          <table:table-cell office:value-type="float" office:value="0.00455408" calcext:value-type="float">
            <text:p>0.00455408</text:p>
          </table:table-cell>
          <table:table-cell office:value-type="string" calcext:value-type="string">
            <text:p><text:s/>fps</text:p>
          </table:table-cell>
          <table:table-cell office:value-type="float" office:value="3.46548" calcext:value-type="float">
            <text:p>3.4654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../data/water_5/fps45_exp_500</text:p>
          </table:table-cell>
          <table:table-cell office:value-type="string" calcext:value-type="string">
            <text:p><text:s/>r</text:p>
          </table:table-cell>
          <table:table-cell office:value-type="float" office:value="0.0926873" calcext:value-type="float">
            <text:p>0.0926873</text:p>
          </table:table-cell>
          <table:table-cell office:value-type="string" calcext:value-type="string">
            <text:p><text:s/>std_dev</text:p>
          </table:table-cell>
          <table:table-cell office:value-type="float" office:value="0.00425457" calcext:value-type="float">
            <text:p>0.00425457</text:p>
          </table:table-cell>
          <table:table-cell office:value-type="string" calcext:value-type="string">
            <text:p><text:s/>fps</text:p>
          </table:table-cell>
          <table:table-cell office:value-type="float" office:value="2.64131" calcext:value-type="float">
            <text:p>2.6413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09:41:54.942129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3:13:57.674005674</meta:creation-date>
    <dc:date>2021-05-04T09:43:02.641381683</dc:date>
    <meta:editing-duration>PT22M17S</meta:editing-duration>
    <meta:editing-cycles>7</meta:editing-cycles>
    <meta:generator>LibreOffice/6.4.7.2$Linux_X86_64 LibreOffice_project/40$Build-2</meta:generator>
    <meta:document-statistic meta:table-count="1" meta:cell-count="48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table:cell-range-address="Sheet1.L3:Sheet1.L10 Sheet1.M3:Sheet1.M6 Sheet1.I3:Sheet1.I3 Sheet1.I10:Sheet1.I10 Sheet1.I31:Sheet1.I31 Sheet1.L31:Sheet1.L34 Sheet1.I38:Sheet1.I38 Sheet1.L38:Sheet1.L41 Sheet1.I46:Sheet1.I46 Sheet1.L45:Sheet1.L48 Sheet1.I17:Sheet1.I17 Sheet1.L17:Sheet1.L20 Sheet1.I24:Sheet1.I24 Sheet1.L24:Sheet1.L27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Sheet1.L7:Sheet1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L3:Sheet1.L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L7:Sheet1.L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L31:Sheet1.L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L38:Sheet1.L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L45:Sheet1.L48" chart:label-cell-address="Sheet1.I46:Sheet1.I46" chart:class="chart:scatter">
            <chart:domain table:cell-range-address="Sheet1.M45:Sheet1.M48"/>
            <chart:data-point chart:repeated="4"/>
          </chart:series>
          <chart:series chart:style-name="ch15" chart:values-cell-range-address="Sheet1.L17:Sheet1.L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L24:Sheet1.L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6:Sheet1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L7:Sheet1.L10</svg:desc>
                </draw:g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3.25256133075734">
                <text:p>3.25256133075734</text:p>
                <draw:g>
                  <svg:desc>Sheet1.L3:Sheet1.L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L7:Sheet1.L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4.26642666595177">
                <text:p>4.26642666595177</text:p>
                <draw:g>
                  <svg:desc>Sheet1.L31:Sheet1.L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16.1212709238704">
                <text:p>16.1212709238704</text:p>
                <draw:g>
                  <svg:desc>Sheet1.L38:Sheet1.L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30.2898716737899">
                <text:p>30.2898716737899</text:p>
                <draw:g>
                  <svg:desc>Sheet1.L45:Sheet1.L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16.8610378856757">
                <text:p>16.8610378856757</text:p>
                <draw:g>
                  <svg:desc>Sheet1.L17:Sheet1.L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9.44874353476614">
                <text:p>9.44874353476614</text:p>
                <draw:g>
                  <svg:desc>Sheet1.L24:Sheet1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477cm" svg:y="0.334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table:cell-range-address="Sheet1.M3:Sheet1.M6 Sheet1.I3:Sheet1.I3 Sheet1.F3:Sheet1.F10 Sheet1.I10:Sheet1.I10 Sheet1.I31:Sheet1.I31 Sheet1.F31:Sheet1.F34 Sheet1.I38:Sheet1.I38 Sheet1.F38:Sheet1.F41 Sheet1.I45:Sheet1.I45 Sheet1.F45:Sheet1.F48 Sheet1.I17:Sheet1.I17 Sheet1.F17:Sheet1.F20 Sheet1.I24:Sheet1.I24 Sheet1.F24:Sheet1.F27" chart:data-source-has-labels="row" svg:x="0.482cm" svg:y="0.037cm" svg:width="14.006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F3:Sheet1.F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F7:Sheet1.F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F31:Sheet1.F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F38:Sheet1.F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F45:Sheet1.F48" chart:label-cell-address="Sheet1.I45:Sheet1.I45" chart:class="chart:scatter">
            <chart:domain table:cell-range-address="Sheet1.M45:Sheet1.M48"/>
            <chart:data-point chart:repeated="4"/>
          </chart:series>
          <chart:series chart:style-name="ch15" chart:values-cell-range-address="Sheet1.F17:Sheet1.F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F24:Sheet1.F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5:Sheet1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0.00794749660677331">
                <text:p>0.00794749660677331</text:p>
                <draw:g>
                  <svg:desc>Sheet1.F3:Sheet1.F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F7:Sheet1.F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0.00527802214606241">
                <text:p>0.00527802214606241</text:p>
                <draw:g>
                  <svg:desc>Sheet1.F31:Sheet1.F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0.0128430034725952">
                <text:p>0.0128430034725952</text:p>
                <draw:g>
                  <svg:desc>Sheet1.F38:Sheet1.F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0.00123097789655853">
                <text:p>0.00123097789655853</text:p>
                <draw:g>
                  <svg:desc>Sheet1.F45:Sheet1.F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0.00936419826954088">
                <text:p>0.00936419826954088</text:p>
                <draw:g>
                  <svg:desc>Sheet1.F17:Sheet1.F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0.00139068166940371">
                <text:p>0.00139068166940371</text:p>
                <draw:g>
                  <svg:desc>Sheet1.F24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table:cell-range-address="Sheet1.M3:Sheet1.M6 Sheet1.I3:Sheet1.I3 Sheet1.H3:Sheet1.H10 Sheet1.I10:Sheet1.I10 Sheet1.I31:Sheet1.I31 Sheet1.H31:Sheet1.H34 Sheet1.I38:Sheet1.I38 Sheet1.H38:Sheet1.H41 Sheet1.I45:Sheet1.I45 Sheet1.H45:Sheet1.H48 Sheet1.I17:Sheet1.I17 Sheet1.H17:Sheet1.H20 Sheet1.I24:Sheet1.I24 Sheet1.H24:Sheet1.H27" chart:data-source-has-labels="row" svg:x="0.667cm" svg:y="0.037cm" svg:width="13.821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H3:Sheet1.H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H7:Sheet1.H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H31:Sheet1.H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H38:Sheet1.H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H45:Sheet1.H48" chart:label-cell-address="Sheet1.I45:Sheet1.I45" chart:class="chart:scatter">
            <chart:domain table:cell-range-address="Sheet1.M45:Sheet1.M48"/>
            <chart:data-point chart:repeated="4"/>
          </chart:series>
          <chart:series chart:style-name="ch15" chart:values-cell-range-address="Sheet1.H17:Sheet1.H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H24:Sheet1.H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5:Sheet1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0.00852503320830588">
                <text:p>0.00852503320830588</text:p>
                <draw:g>
                  <svg:desc>Sheet1.H3:Sheet1.H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H7:Sheet1.H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0.00895932033151006">
                <text:p>0.00895932033151006</text:p>
                <draw:g>
                  <svg:desc>Sheet1.H31:Sheet1.H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0.0108590005205717">
                <text:p>0.0108590005205717</text:p>
                <draw:g>
                  <svg:desc>Sheet1.H38:Sheet1.H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0.0101769313757632">
                <text:p>0.0101769313757632</text:p>
                <draw:g>
                  <svg:desc>Sheet1.H45:Sheet1.H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0.0088524869744223">
                <text:p>0.0088524869744223</text:p>
                <draw:g>
                  <svg:desc>Sheet1.H17:Sheet1.H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0.0102542200592305">
                <text:p>0.0102542200592305</text:p>
                <draw:g>
                  <svg:desc>Sheet1.H24:Sheet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table:cell-range-address="Sheet1.M3:Sheet1.M6 Sheet1.I3:Sheet1.I3 Sheet1.H3:Sheet1.H10 Sheet1.I10:Sheet1.I10 Sheet1.I31:Sheet1.I31 Sheet1.H31:Sheet1.H34 Sheet1.I38:Sheet1.I38 Sheet1.H38:Sheet1.H41 Sheet1.I45:Sheet1.I45 Sheet1.H45:Sheet1.H48 Sheet1.I17:Sheet1.I17 Sheet1.H17:Sheet1.H20 Sheet1.I24:Sheet1.I24 Sheet1.H24:Sheet1.H27" chart:data-source-has-labels="row" svg:x="0.773cm" svg:y="0.037cm" svg:width="13.715cm" svg:height="8.769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H3:Sheet1.H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H7:Sheet1.H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H31:Sheet1.H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H38:Sheet1.H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H45:Sheet1.H48" chart:label-cell-address="Sheet1.I45:Sheet1.I45" chart:class="chart:scatter">
            <chart:domain table:cell-range-address="Sheet1.M45:Sheet1.M48"/>
            <chart:data-point chart:repeated="4"/>
          </chart:series>
          <chart:series chart:style-name="ch15" chart:values-cell-range-address="Sheet1.H17:Sheet1.H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H24:Sheet1.H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5:Sheet1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0.00852503320830588">
                <text:p>0.00852503320830588</text:p>
                <draw:g>
                  <svg:desc>Sheet1.H3:Sheet1.H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H7:Sheet1.H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0.00895932033151006">
                <text:p>0.00895932033151006</text:p>
                <draw:g>
                  <svg:desc>Sheet1.H31:Sheet1.H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0.0108590005205717">
                <text:p>0.0108590005205717</text:p>
                <draw:g>
                  <svg:desc>Sheet1.H38:Sheet1.H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0.0101769313757632">
                <text:p>0.0101769313757632</text:p>
                <draw:g>
                  <svg:desc>Sheet1.H45:Sheet1.H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0.0088524869744223">
                <text:p>0.0088524869744223</text:p>
                <draw:g>
                  <svg:desc>Sheet1.H17:Sheet1.H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0.0102542200592305">
                <text:p>0.0102542200592305</text:p>
                <draw:g>
                  <svg:desc>Sheet1.H24:Sheet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table:cell-range-address="Sheet1.L3:Sheet1.L10 Sheet1.M3:Sheet1.M6 Sheet1.I3:Sheet1.I3 Sheet1.I10:Sheet1.I10 Sheet1.I31:Sheet1.I31 Sheet1.L31:Sheet1.L34 Sheet1.I38:Sheet1.I38 Sheet1.L38:Sheet1.L41 Sheet1.I46:Sheet1.I46 Sheet1.L45:Sheet1.L48 Sheet1.I17:Sheet1.I17 Sheet1.L17:Sheet1.L20 Sheet1.I24:Sheet1.I24 Sheet1.L24:Sheet1.L27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Sheet1.L7:Sheet1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L3:Sheet1.L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L7:Sheet1.L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L31:Sheet1.L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L38:Sheet1.L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L45:Sheet1.L48" chart:label-cell-address="Sheet1.I46:Sheet1.I46" chart:class="chart:scatter">
            <chart:domain table:cell-range-address="Sheet1.M45:Sheet1.M48"/>
            <chart:data-point chart:repeated="4"/>
          </chart:series>
          <chart:series chart:style-name="ch15" chart:values-cell-range-address="Sheet1.L17:Sheet1.L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L24:Sheet1.L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6:Sheet1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L7:Sheet1.L10</svg:desc>
                </draw:g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3.25256133075734">
                <text:p>3.25256133075734</text:p>
                <draw:g>
                  <svg:desc>Sheet1.L3:Sheet1.L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L7:Sheet1.L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4.26642666595177">
                <text:p>4.26642666595177</text:p>
                <draw:g>
                  <svg:desc>Sheet1.L31:Sheet1.L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16.1212709238704">
                <text:p>16.1212709238704</text:p>
                <draw:g>
                  <svg:desc>Sheet1.L38:Sheet1.L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30.2898716737899">
                <text:p>30.2898716737899</text:p>
                <draw:g>
                  <svg:desc>Sheet1.L45:Sheet1.L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16.8610378856757">
                <text:p>16.8610378856757</text:p>
                <draw:g>
                  <svg:desc>Sheet1.L17:Sheet1.L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9.44874353476614">
                <text:p>9.44874353476614</text:p>
                <draw:g>
                  <svg:desc>Sheet1.L24:Sheet1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479cm" svg:y="0.336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table:cell-range-address="Sheet1.M3:Sheet1.M6 Sheet1.I3:Sheet1.I3 Sheet1.F3:Sheet1.F10 Sheet1.I10:Sheet1.I10 Sheet1.I31:Sheet1.I31 Sheet1.F31:Sheet1.F34 Sheet1.I38:Sheet1.I38 Sheet1.F38:Sheet1.F41 Sheet1.I45:Sheet1.I45 Sheet1.F45:Sheet1.F48 Sheet1.I17:Sheet1.I17 Sheet1.F17:Sheet1.F20 Sheet1.I24:Sheet1.I24 Sheet1.F24:Sheet1.F27" chart:data-source-has-labels="row" svg:x="0.482cm" svg:y="0.037cm" svg:width="14.006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Sheet1.F3:Sheet1.F6" chart:label-cell-address="Sheet1.I3:Sheet1.I3" chart:class="chart:scatter">
            <chart:domain table:cell-range-address="Sheet1.M3:Sheet1.M6"/>
            <chart:data-point chart:repeated="4"/>
          </chart:series>
          <chart:series chart:style-name="ch11" chart:values-cell-range-address="Sheet1.F7:Sheet1.F10" chart:label-cell-address="Sheet1.I10:Sheet1.I10" chart:class="chart:scatter">
            <chart:domain table:cell-range-address="Sheet1.M7:Sheet1.M10"/>
            <chart:data-point chart:repeated="4"/>
          </chart:series>
          <chart:series chart:style-name="ch12" chart:values-cell-range-address="Sheet1.F31:Sheet1.F34" chart:label-cell-address="Sheet1.I31:Sheet1.I31" chart:class="chart:scatter">
            <chart:domain table:cell-range-address="Sheet1.M31:Sheet1.M34"/>
            <chart:data-point chart:repeated="4"/>
          </chart:series>
          <chart:series chart:style-name="ch13" chart:values-cell-range-address="Sheet1.F38:Sheet1.F41" chart:label-cell-address="Sheet1.I38:Sheet1.I38" chart:class="chart:scatter">
            <chart:domain table:cell-range-address="Sheet1.M38:Sheet1.M41"/>
            <chart:data-point chart:repeated="4"/>
          </chart:series>
          <chart:series chart:style-name="ch14" chart:values-cell-range-address="Sheet1.F45:Sheet1.F48" chart:label-cell-address="Sheet1.I45:Sheet1.I45" chart:class="chart:scatter">
            <chart:domain table:cell-range-address="Sheet1.M45:Sheet1.M48"/>
            <chart:data-point chart:repeated="4"/>
          </chart:series>
          <chart:series chart:style-name="ch15" chart:values-cell-range-address="Sheet1.F17:Sheet1.F20" chart:label-cell-address="Sheet1.I17:Sheet1.I17" chart:class="chart:scatter">
            <chart:domain table:cell-range-address="Sheet1.M17:Sheet1.M20"/>
            <chart:data-point chart:repeated="4"/>
          </chart:series>
          <chart:series chart:style-name="ch16" chart:values-cell-range-address="Sheet1.F24:Sheet1.F27" chart:label-cell-address="Sheet1.I24:Sheet1.I24" chart:class="chart:scatter">
            <chart:domain table:cell-range-address="Sheet1.M24:Sheet1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Sheet1.I3:Sheet1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Sheet1.I10:Sheet1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Sheet1.I31:Sheet1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Sheet1.I38:Sheet1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Sheet1.I45:Sheet1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Sheet1.I17:Sheet1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3:Sheet1.M6</svg:desc>
                </draw:g>
              </table:table-cell>
              <table:table-cell office:value-type="float" office:value="0.00794749660677331">
                <text:p>0.00794749660677331</text:p>
                <draw:g>
                  <svg:desc>Sheet1.F3:Sheet1.F6</svg:desc>
                </draw:g>
              </table:table-cell>
              <table:table-cell office:value-type="float" office:value="NaN">
                <text:p>NaN</text:p>
                <draw:g>
                  <svg:desc>Sheet1.M7:Sheet1.M10</svg:desc>
                </draw:g>
              </table:table-cell>
              <table:table-cell office:value-type="float" office:value="NaN">
                <text:p>NaN</text:p>
                <draw:g>
                  <svg:desc>Sheet1.F7:Sheet1.F10</svg:desc>
                </draw:g>
              </table:table-cell>
              <table:table-cell office:value-type="float" office:value="4">
                <text:p>4</text:p>
                <draw:g>
                  <svg:desc>Sheet1.M31:Sheet1.M34</svg:desc>
                </draw:g>
              </table:table-cell>
              <table:table-cell office:value-type="float" office:value="0.00527802214606241">
                <text:p>0.00527802214606241</text:p>
                <draw:g>
                  <svg:desc>Sheet1.F31:Sheet1.F34</svg:desc>
                </draw:g>
              </table:table-cell>
              <table:table-cell office:value-type="float" office:value="4">
                <text:p>4</text:p>
                <draw:g>
                  <svg:desc>Sheet1.M38:Sheet1.M41</svg:desc>
                </draw:g>
              </table:table-cell>
              <table:table-cell office:value-type="float" office:value="0.0128430034725952">
                <text:p>0.0128430034725952</text:p>
                <draw:g>
                  <svg:desc>Sheet1.F38:Sheet1.F41</svg:desc>
                </draw:g>
              </table:table-cell>
              <table:table-cell office:value-type="float" office:value="4">
                <text:p>4</text:p>
                <draw:g>
                  <svg:desc>Sheet1.M45:Sheet1.M48</svg:desc>
                </draw:g>
              </table:table-cell>
              <table:table-cell office:value-type="float" office:value="0.00123097789655853">
                <text:p>0.00123097789655853</text:p>
                <draw:g>
                  <svg:desc>Sheet1.F45:Sheet1.F48</svg:desc>
                </draw:g>
              </table:table-cell>
              <table:table-cell office:value-type="float" office:value="4">
                <text:p>4</text:p>
                <draw:g>
                  <svg:desc>Sheet1.M17:Sheet1.M20</svg:desc>
                </draw:g>
              </table:table-cell>
              <table:table-cell office:value-type="float" office:value="0.00936419826954088">
                <text:p>0.00936419826954088</text:p>
                <draw:g>
                  <svg:desc>Sheet1.F17:Sheet1.F20</svg:desc>
                </draw:g>
              </table:table-cell>
              <table:table-cell office:value-type="float" office:value="4">
                <text:p>4</text:p>
                <draw:g>
                  <svg:desc>Sheet1.M24:Sheet1.M27</svg:desc>
                </draw:g>
              </table:table-cell>
              <table:table-cell office:value-type="float" office:value="0.00139068166940371">
                <text:p>0.00139068166940371</text:p>
                <draw:g>
                  <svg:desc>Sheet1.F24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